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307cm" fo:min-width="1.395cm" fo:wrap-option="no-wrap"/>
    </style:style>
    <style:style style:name="gr2" style:family="graphic" style:parent-style-name="standard">
      <style:graphic-properties draw:textarea-horizontal-align="justify" draw:textarea-vertical-align="middle" draw:auto-grow-height="false" fo:min-height="1.95cm" fo:min-width="3.9cm"/>
    </style:style>
    <style:style style:name="gr3" style:family="graphic" style:parent-style-name="standard">
      <style:graphic-properties draw:textarea-horizontal-align="justify" draw:textarea-vertical-align="middle" draw:auto-grow-height="false" fo:min-height="2.063cm" fo:min-width="2.601cm"/>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textarea-horizontal-align="justify" draw:textarea-vertical-align="middle" draw:auto-grow-height="false" fo:min-height="2.081cm" fo:min-width="2.701cm"/>
    </style:style>
    <style:style style:name="gr6" style:family="graphic" style:parent-style-name="standard">
      <style:graphic-properties draw:textarea-horizontal-align="justify" draw:textarea-vertical-align="middle" draw:auto-grow-height="false" fo:min-height="1.95cm" fo:min-width="2cm"/>
    </style:style>
    <style:style style:name="gr7" style:family="graphic" style:parent-style-name="standard">
      <style:graphic-properties draw:textarea-horizontal-align="justify" draw:textarea-vertical-align="middle" draw:auto-grow-height="false" fo:min-height="2.346cm" fo:min-width="2.897cm" fo:wrap-option="no-wrap"/>
    </style:style>
    <style:style style:name="P1" style:family="paragraph">
      <style:paragraph-properties fo:text-align="center"/>
    </style:style>
    <style:style style:name="P2" style:family="paragraph">
      <style:paragraph-properties fo:text-align="en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finito">
        <draw:custom-shape draw:style-name="gr1" draw:text-style-name="P1" draw:layer="layout" svg:width="2.9cm" svg:height="2.4cm" svg:x="0.2cm" svg:y="9.399cm">
          <text:p text:style-name="P1">Twitter</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4.4cm" svg:height="2.2cm" svg:x="4.6cm" svg:y="9.4cm">
          <text:p text:style-name="P1">Python </text:p>
          <text:p text:style-name="P1">Requests</text:p>
          <draw:enhanced-geometry svg:viewBox="0 0 21600 21600" draw:type="rectangle" draw:enhanced-path="M 0 0 L 21600 0 21600 21600 0 21600 0 0 Z N"/>
        </draw:custom-shape>
        <draw:custom-shape draw:style-name="gr3" draw:text-style-name="P1" draw:layer="layout" svg:width="3.1cm" svg:height="3.7cm" svg:x="11cm" svg:y="8.599cm">
          <text:p text:style-name="P1">Postgres</text:p>
          <text:p text:style-name="P1">(AWS)</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4" draw:text-style-name="P1" draw:layer="layout" svg:x1="9.3cm" svg:y1="10.4cm" svg:x2="10.5cm" svg:y2="10.4cm">
          <text:p/>
        </draw:line>
        <draw:custom-shape draw:style-name="gr5" draw:text-style-name="P1" draw:layer="layout" svg:width="3.2cm" svg:height="2.9cm" svg:x="5.1cm" svg:y="4.899cm">
          <text:p text:style-name="P1">JSO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line draw:style-name="gr4" draw:text-style-name="P2" draw:layer="layout" svg:x1="6.8cm" svg:y1="7.899cm" svg:x2="6.8cm" svg:y2="8.999cm">
          <text:p/>
        </draw:line>
        <draw:line draw:style-name="gr4" draw:text-style-name="P1" draw:layer="layout" svg:x1="14.3cm" svg:y1="10.4cm" svg:x2="15.5cm" svg:y2="10.4cm">
          <text:p/>
        </draw:line>
        <draw:custom-shape draw:style-name="gr6" draw:text-style-name="P1" draw:layer="layout" svg:width="2.5cm" svg:height="2.2cm" svg:x="15.7cm" svg:y="9.4cm">
          <text:p text:style-name="P1">C#</text:p>
          <draw:enhanced-geometry svg:viewBox="0 0 21600 21600" draw:type="rectangle" draw:enhanced-path="M 0 0 L 21600 0 21600 21600 0 21600 0 0 Z N"/>
        </draw:custom-shape>
        <draw:custom-shape draw:style-name="gr3" draw:text-style-name="P1" draw:layer="layout" svg:width="3.1cm" svg:height="3.7cm" svg:x="20cm" svg:y="8.6cm">
          <text:p text:style-name="P1">Postgres</text:p>
          <text:p text:style-name="P1">(AWS)</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4" draw:text-style-name="P1" draw:layer="layout" svg:x1="18.5cm" svg:y1="10.4cm" svg:x2="19.7cm" svg:y2="10.4cm">
          <text:p/>
        </draw:line>
        <draw:custom-shape draw:style-name="gr7" draw:text-style-name="P1" draw:layer="layout" svg:width="5.2cm" svg:height="4cm" svg:x="24.5cm" svg:y="8.4cm">
          <text:p text:style-name="P1">ASP.NET</text:p>
          <text:p text:style-name="P1"><text:s text:c="2"/>Web Application</text:p>
          <text:p text:style-name="P1">(Azure)</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 draw:text-style-name="P1" draw:layer="layout" svg:x1="23.2cm" svg:y1="10.4cm" svg:x2="24.4cm" svg:y2="10.4cm">
          <text:p/>
        </draw:line>
        <draw:line draw:style-name="gr4" draw:text-style-name="P1" draw:layer="layout" svg:x1="3.3cm" svg:y1="10.4cm" svg:x2="4.5cm" svg:y2="10.4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it" fo:country="I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ggetto_20_senza_20_riempimento_20_e_20_linee" style:display-name="Oggetto senza riempimento e linee" style:family="graphic" style:parent-style-name="standard">
      <style:graphic-properties draw:stroke="none" draw:fill="none"/>
    </style:style>
  </office:styles>
  <office:automatic-styles>
    <style:page-layout style:name="PM0">
      <style:page-layout-properties fo:margin-top="1cm" fo:margin-bottom="1cm" fo:margin-left="0.5cm" fo:margin-right="0.5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finit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5-12T11:03:22.049356616</meta:creation-date>
    <dc:date>2015-05-18T09:08:27.641525531</dc:date>
    <meta:editing-duration>PT24M29S</meta:editing-duration>
    <meta:editing-cycles>9</meta:editing-cycles>
    <meta:generator>LibreOffice/4.2.7.2$Linux_X86_64 LibreOffice_project/420m0$Build-2</meta:generator>
    <meta:document-statistic meta:object-count="13"/>
  </office:meta>
</office:document-meta>
</file>